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my" svg:font-family="Army" style:font-pitch="variable"/>
    <style:font-face style:name="Brush Script MT" svg:font-family="'Brush Script MT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quee" svg:font-family="Marque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155cc5" officeooo:paragraph-rsid="00155cc5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55cc5" officeooo:paragraph-rsid="00155cc5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Army" fo:font-size="80pt" fo:font-weight="normal" officeooo:rsid="00175bb9" officeooo:paragraph-rsid="00175bb9" style:font-size-asian="80pt" style:font-weight-asian="normal" style:font-size-complex="8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e8a202" loext:opacity="100%" style:font-name="Brush Script MT" fo:font-size="80pt" fo:font-weight="bold" officeooo:rsid="0017efdc" officeooo:paragraph-rsid="0017efdc" style:font-size-asian="80pt" style:font-weight-asian="bold" style:font-size-complex="8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48pt" fo:font-style="italic" officeooo:rsid="00155cc5" officeooo:paragraph-rsid="00155cc5" style:font-size-asian="48pt" style:font-style-asian="italic" style:font-size-complex="48pt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800080" loext:opacity="100%" fo:font-size="36pt" fo:font-style="italic" officeooo:rsid="00155cc5" officeooo:paragraph-rsid="00155cc5" style:font-size-asian="36pt" style:font-style-asian="italic" style:font-size-complex="36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3465a4" loext:opacity="100%" fo:font-size="48pt" fo:font-style="italic" officeooo:rsid="00155cc5" officeooo:paragraph-rsid="00155cc5" style:font-size-asian="48pt" style:font-style-asian="italic" style:font-size-complex="48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069a2e" loext:opacity="100%" style:font-name="Marquee" fo:font-size="80pt" fo:font-style="normal" fo:font-weight="bold" officeooo:rsid="00155cc5" officeooo:paragraph-rsid="00155cc5" style:font-size-asian="80pt" style:font-style-asian="normal" style:font-weight-asian="bold" style:font-size-complex="80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This Area</text:p>
      <text:p text:style-name="P3">RESERVED</text:p>
      <text:p text:style-name="P6">for</text:p>
      <text:p text:style-name="P4">Holiday</text:p>
      <text:p text:style-name="P8">Light Show</text:p>
      <text:p text:style-name="P5">Please do not put anything</text:p>
      <text:p text:style-name="P5">not related to the light show</text:p>
      <text:p text:style-name="P5">in this area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my" svg:font-family="Army" style:font-pitch="variable"/>
    <style:font-face style:name="Brush Script MT" svg:font-family="'Brush Script MT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quee" svg:font-family="Marque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9T16:07:31.171000000</meta:creation-date>
    <dc:date>2022-09-23T15:05:02.665000000</dc:date>
    <meta:editing-duration>P3DT20H17M15S</meta:editing-duration>
    <meta:editing-cycles>3</meta:editing-cycles>
    <meta:generator>LibreOffice/7.2.7.2$Windows_X86_64 LibreOffice_project/8d71d29d553c0f7dcbfa38fbfda25ee34cce99a2</meta:generator>
    <meta:print-date>2022-09-19T20:35:55.145000000</meta:print-date>
    <meta:printed-by>Doctor Wizard</meta:printed-by>
    <dc:creator>Doctor Wizard</dc:creator>
    <meta:document-statistic meta:table-count="0" meta:image-count="0" meta:object-count="0" meta:page-count="1" meta:paragraph-count="8" meta:word-count="21" meta:character-count="105" meta:non-whitespace-character-count="92"/>
  </office:meta>
</office:document-meta>
</file>